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color="#168253" draw:fill="none" draw:textarea-vertical-align="middle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7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color="#168253" draw:fill-color="#168253" draw:textarea-horizontal-align="justify" draw:textarea-vertical-align="middle" draw:auto-grow-height="false" fo:min-height="0.015cm" fo:min-width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11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12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2">
          <draw:polygon draw:style-name="gr3" draw:text-style-name="P1" draw:layer="layout" svg:width="8.249cm" svg:height="11.999cm" svg:x="19.75cm" svg:y="4.95cm" svg:viewBox="0 0 8250 12000" draw:points="0,12000 0,0 8250,0 8250,12000">
            <text:p/>
          </draw:polygon>
          <draw:line draw:style-name="gr4" draw:text-style-name="P2" draw:layer="layout" svg:x1="21.25cm" svg:y1="7.2cm" svg:x2="26.5cm" svg:y2="7.2cm">
            <text:p/>
          </draw:line>
          <draw:line draw:style-name="gr5" draw:text-style-name="P2" draw:layer="layout" svg:x1="21.25cm" svg:y1="7.2cm" svg:x2="26.5cm" svg:y2="7.2cm">
            <text:p/>
          </draw:line>
          <draw:line draw:style-name="gr5" draw:text-style-name="P2" draw:layer="layout" svg:x1="21.25cm" svg:y1="8.7cm" svg:x2="26.5cm" svg:y2="8.7cm">
            <text:p/>
          </draw:line>
          <draw:line draw:style-name="gr5" draw:text-style-name="P2" draw:layer="layout" svg:x1="21.25cm" svg:y1="10.2cm" svg:x2="26.5cm" svg:y2="10.2cm">
            <text:p/>
          </draw:line>
          <draw:line draw:style-name="gr5" draw:text-style-name="P2" draw:layer="layout" svg:x1="21.25cm" svg:y1="11.7cm" svg:x2="26.5cm" svg:y2="11.7cm">
            <text:p/>
          </draw:line>
          <draw:line draw:style-name="gr5" draw:text-style-name="P2" draw:layer="layout" svg:x1="21.25cm" svg:y1="13.2cm" svg:x2="26.5cm" svg:y2="13.2cm">
            <text:p/>
          </draw:line>
          <draw:line draw:style-name="gr5" draw:text-style-name="P2" draw:layer="layout" svg:x1="21.25cm" svg:y1="14.7cm" svg:x2="26.5cm" svg:y2="14.7cm">
            <text:p/>
          </draw:line>
          <draw:line draw:style-name="gr5" draw:text-style-name="P2" draw:layer="layout" svg:x1="21.25cm" svg:y1="10.2cm" svg:x2="26.5cm" svg:y2="10.2cm">
            <text:p/>
          </draw:line>
          <draw:polygon draw:style-name="gr3" draw:text-style-name="P1" draw:layer="layout" svg:width="8.249cm" svg:height="11.999cm" svg:x="19.75cm" svg:y="4.95cm" svg:viewBox="0 0 8250 12000" draw:points="0,12000 0,0 8250,0 8250,12000">
            <text:p/>
          </draw:polygon>
          <draw:line draw:style-name="gr5" draw:text-style-name="P2" draw:layer="layout" svg:x1="21.25cm" svg:y1="10.2cm" svg:x2="26.5cm" svg:y2="10.2cm">
            <text:p/>
          </draw:line>
          <draw:line draw:style-name="gr5" draw:text-style-name="P2" draw:layer="layout" svg:x1="21.25cm" svg:y1="11.7cm" svg:x2="26.5cm" svg:y2="11.7cm">
            <text:p/>
          </draw:line>
          <draw:line draw:style-name="gr5" draw:text-style-name="P2" draw:layer="layout" svg:x1="21.25cm" svg:y1="10.2cm" svg:x2="26.5cm" svg:y2="10.2cm">
            <text:p/>
          </draw:line>
          <draw:path draw:style-name="gr6" draw:text-style-name="P3" draw:layer="layout" svg:width="2.062cm" svg:height="1.908cm" svg:x="24.625cm" svg:y="5.888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7" draw:text-style-name="P2" draw:layer="layout" svg:x1="25.656cm" svg:y1="7.661cm" svg:x2="25.656cm" svg:y2="8.343cm">
            <text:p/>
          </draw:line>
          <draw:custom-shape draw:style-name="gr8" draw:text-style-name="P4" draw:layer="layout" svg:width="0.375cm" svg:height="0.375cm" svg:x="25.447cm" svg:y="8.7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Database" draw:style-name="gr9" draw:text-style-name="P5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10" draw:text-style-name="P3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10" draw:text-style-name="P3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11" draw:text-style-name="P2" draw:layer="layout" svg:x1="6.446cm" svg:y1="14.367cm" svg:x2="7.945cm" svg:y2="15.866cm">
          <text:p/>
        </draw:line>
        <draw:line draw:style-name="gr11" draw:text-style-name="P2" draw:layer="layout" svg:x1="7.945cm" svg:y1="15.866cm" svg:x2="9.444cm" svg:y2="12.868cm">
          <text:p/>
        </draw:line>
        <draw:line draw:style-name="gr12" draw:text-style-name="P2" draw:layer="layout" svg:x1="6.446cm" svg:y1="14.367cm" svg:x2="7.945cm" svg:y2="15.866cm">
          <text:p/>
        </draw:line>
        <draw:line draw:style-name="gr12" draw:text-style-name="P2" draw:layer="layout" svg:x1="7.945cm" svg:y1="15.866cm" svg:x2="9.444cm" svg:y2="12.868cm">
          <text:p/>
        </draw:line>
        <draw:frame draw:style-name="gr13" draw:text-style-name="P7" draw:layer="layout" svg:width="4.5cm" svg:height="2.453cm" svg:x="4.2cm" svg:y="5.935cm">
          <draw:text-box>
            <text:p text:style-name="P6"><text:span text:style-name="T1">request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3H39M13S</meta:editing-duration>
    <meta:editing-cycles>10</meta:editing-cycles>
    <meta:generator>LibreOffice/25.2.7.2$Windows_X86_64 LibreOffice_project/5cbfd1ab6520636bb5f7b99185aa69bd7456825d</meta:generator>
    <dc:date>2026-01-03T11:26:20.267742400</dc:date>
    <meta:document-statistic meta:object-count="29"/>
  </office:meta>
</office:document-meta>
</file>